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Heading_20_3">
      <style:paragraph-properties fo:text-align="justify" style:justify-single-word="false"/>
    </style:style>
    <style:style style:name="P3" style:family="paragraph" style:parent-style-name="Text_20_body">
      <style:text-properties fo:color="#ff0000" loext:opacity="100%"/>
    </style:style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1"/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Horizontal_20_Line">
      <style:text-properties fo:color="#ff0000" loext:opacity="100%"/>
    </style:style>
    <style:style style:name="P8" style:family="paragraph" style:parent-style-name="Standard">
      <style:paragraph-properties fo:text-align="justify" style:justify-single-word="false"/>
      <style:text-properties fo:color="#ff0000" loext:opacity="100%"/>
    </style:style>
    <style:style style:name="T1" style:family="text">
      <style:text-properties style:font-name="LiberationSerif" fo:font-size="12pt" style:font-size-asian="12pt"/>
    </style:style>
    <style:style style:name="T2" style:family="text">
      <style:text-properties style:font-name="LiberationSerif" fo:font-size="12pt" officeooo:rsid="0014ae79" style:font-size-asian="12pt"/>
    </style:style>
    <style:style style:name="T3" style:family="text">
      <style:text-properties fo:color="#ff0000" loext:opacity="100%" style:font-name="LiberationSerif" fo:font-size="12pt" style:font-size-asian="12pt"/>
    </style:style>
    <style:style style:name="T4" style:family="text">
      <style:text-properties fo:color="#ff0000" loext:opacity="100%"/>
    </style:style>
    <style:style style:name="T5" style:family="text">
      <style:text-properties style:font-name="LiberationSerif" fo:font-size="7pt" style:font-size-asian="7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1) Seja um sistema de comunicação formado por duas estações terrestres 1 e 2. A estação 1 </text:span><text:span text:style-name="T2">t</text:span><text:span text:style-name="T1">ransmite via satélite dados para a estação 2. Calcule a taxa de erros de bit (TEB) na recepção na estação terrestre 2 sabendo-se que: a relação C/N para o enlace de subida é igual a 25dB e a relação C/N para o enlace de descida é de 18dB. Sabe-se igualmente que o sistema usa modulação MSK não coerente. Considere dois cenários: a) satélite usa transponder regenerador; b) satélite usa transponder repetidor transparente.</text:span></text:p>
      <text:p text:style-name="P1" loext:marker-style-name="T1"><text:span text:style-name="T1"/></text:p>
      <text:h text:style-name="P2" text:outline-level="3" loext:marker-style-name="T1"><text:span text:style-name="Strong_20_Emphasis"><text:span text:style-name="T3">1) Cálculo da Taxa de Erros de Bit (TEB) na recepção da estação terrestre 2</text:span></text:span></text:h>
      <text:p text:style-name="P3">Sabemos que:</text:p>
      <text:list text:style-name="L1">
        <text:list-item>
          <text:p text:style-name="P4"><text:span text:style-name="T4">Relação </text:span><text:span text:style-name="Strong_20_Emphasis"><text:span text:style-name="T4">C/N</text:span></text:span><text:span text:style-name="T4"> para o </text:span><text:span text:style-name="Strong_20_Emphasis"><text:span text:style-name="T4">enlace de subida</text:span></text:span><text:span text:style-name="T4">: </text:span><text:span text:style-name="Strong_20_Emphasis"><text:span text:style-name="T4">25 dB</text:span></text:span></text:p>
        </text:list-item>
        <text:list-item>
          <text:p text:style-name="P4"><text:span text:style-name="T4">Relação </text:span><text:span text:style-name="Strong_20_Emphasis"><text:span text:style-name="T4">C/N</text:span></text:span><text:span text:style-name="T4"> para o </text:span><text:span text:style-name="Strong_20_Emphasis"><text:span text:style-name="T4">enlace de descida</text:span></text:span><text:span text:style-name="T4">: </text:span><text:span text:style-name="Strong_20_Emphasis"><text:span text:style-name="T4">18 dB</text:span></text:span></text:p>
        </text:list-item>
        <text:list-item>
          <text:p text:style-name="P5"><text:span text:style-name="T4">Modulação: </text:span><text:span text:style-name="Strong_20_Emphasis"><text:span text:style-name="T4">MSK não coerente</text:span></text:span></text:p>
        </text:list-item>
      </text:list>
      <text:p text:style-name="P3">A relação C/N total do sistema depende do tipo de transponder usado no satélite.</text:p>
      <text:h text:style-name="Heading_20_4" text:outline-level="4"><text:span text:style-name="Strong_20_Emphasis"><text:span text:style-name="T4">(a) Satélite usa transponder regenerador</text:span></text:span></text:h>
      <text:p text:style-name="P6"><text:span text:style-name="T4">Neste caso, o transponder recebe o sinal, o demodula e o remodula antes de retransmiti-lo. Como o ruído térmico do transponder não se acumula, o </text:span><text:span text:style-name="Strong_20_Emphasis"><text:span text:style-name="T4">C/N total</text:span></text:span><text:span text:style-name="T4"> é simplesmente igual ao C/N do </text:span><text:span text:style-name="Strong_20_Emphasis"><text:span text:style-name="T4">enlace de descida</text:span></text:span><text:span text:style-name="T4">:</text:span></text:p>
      <text:p text:style-name="P3"/>
      <text:p text:style-name="P3"/>
      <text:p text:style-name="Text_20_body"><text:span text:style-name="T4">A taxa de erro de bit para </text:span><text:span text:style-name="Strong_20_Emphasis"><text:span text:style-name="T4">MSK não coerente</text:span></text:span><text:span text:style-name="T4"> é dada por:</text:span></text:p>
      <text:p text:style-name="P3"/>
      <text:p text:style-name="P3">Sabemos que:</text:p>
      <text:p text:style-name="P3"/>
      <text:p text:style-name="P3"/>
      <text:p text:style-name="Text_20_body"><text:span text:style-name="T4">Para um sistema típico, assumimos </text:span><text:span text:style-name="Strong_20_Emphasis"><text:span text:style-name="T4">B = R</text:span></text:span><text:span text:style-name="T4"> para MSK, ou seja,</text:span></text:p>
      <text:p text:style-name="P3"/>
      <text:p text:style-name="P3">Então, temos:</text:p>
      <text:p text:style-name="P3"/>
      <text:p text:style-name="P3"/>
      <text:p text:style-name="P3"/>
      <text:p text:style-name="Text_20_body"><text:span text:style-name="T4">Ou seja, uma taxa de erro </text:span><text:span text:style-name="Strong_20_Emphasis"><text:span text:style-name="T4">extremamente baixa</text:span></text:span><text:span text:style-name="T4">.</text:span></text:p>
      <text:p text:style-name="P7"/>
      <text:h text:style-name="Heading_20_4" text:outline-level="4"><text:span text:style-name="Strong_20_Emphasis"><text:span text:style-name="T4">(b) Satélite usa transponder repetidor transparente</text:span></text:span></text:h>
      <text:p text:style-name="Text_20_body"><text:span text:style-name="T4">Neste caso, o ruído dos dois enlaces se acumula. O </text:span><text:span text:style-name="Strong_20_Emphasis"><text:span text:style-name="T4">C/N total</text:span></text:span><text:span text:style-name="T4"> é dado por:</text:span></text:p>
      <text:p text:style-name="P3"/>
      <text:p text:style-name="P3"><text:soft-page-break/></text:p>
      <text:p text:style-name="P3"/>
      <text:p text:style-name="P3">​</text:p>
      <text:p text:style-name="P3">Convertendo de dB para valores lineares:</text:p>
      <text:p text:style-name="P3"/>
      <text:p text:style-name="P3"/>
      <text:p text:style-name="P3"/>
      <text:p text:style-name="P3">Agora, calculamos:</text:p>
      <text:p text:style-name="P3"/>
      <text:p text:style-name="P3"/>
      <text:p text:style-name="P3"/>
      <text:p text:style-name="P3"/>
      <text:p text:style-name="P3">Convertendo para dB:</text:p>
      <text:p text:style-name="P3"/>
      <text:p text:style-name="P3"/>
      <text:p text:style-name="P3">Agora, usamos esse valor para calcular a TEB da mesma forma:</text:p>
      <text:p text:style-name="P3"/>
      <text:p text:style-name="P3"/>
      <text:p text:style-name="P3"/>
      <text:p text:style-name="P3">Ou seja, ainda é muito baixa.</text:p>
      <text:p text:style-name="P1" loext:marker-style-name="T1"><text:span text:style-name="T1"/></text:p>
      <text:p text:style-name="P1" loext:marker-style-name="T1"><text:span text:style-name="T1">2) Calcule qual deve ser a potência de transmissão da estação terrestre de maneira que a taxa de erro de bit na recepção da estação terrestre de destino seja menor que 10</text:span><text:span text:style-name="T5">-6 </text:span><text:span text:style-name="T1">erro/bit. Sabe-se que o satélite possui transponder repetidor e a modulação empregada é MSK com demodulação não coerente. Dados : EIRP do satélite = 35dBW, atenuação dos enlaces de subida e descida = 199dB e 196dB, figuras de mérito do satélite e estação terrestre de destino = -4dB e 18dB, respectivamente, ganho da antena de transmissão da estação terrestre = 30dBi e largura de banda do sinal transmitido = 10MHz.</text:span></text:p>
      <text:p text:style-name="P1" loext:marker-style-name="T1"><text:span text:style-name="T1"/></text:p>
      <text:h text:style-name="P2" text:outline-level="3" loext:marker-style-name="T1"><text:span text:style-name="Strong_20_Emphasis"><text:span text:style-name="T3">2) Potência de transmissão necessária para atingir TEB &lt; <text:tab/><text:tab/><text:tab/><text:tab/><text:tab/> (MSK, transponder repetidor)</text:span></text:span></text:h>
      <text:p text:style-name="P3">Usamos a equação:</text:p>
      <text:p text:style-name="P3">​</text:p>
      <text:p text:style-name="Text_20_body"><text:span text:style-name="T4">Para garantir que </text:span><text:span text:style-name="Strong_20_Emphasis"><text:span text:style-name="T4">TEB &lt; <text:tab/><text:tab/><text:tab/></text:span></text:span><text:span text:style-name="T4">, sabemos que:</text:span></text:p>
      <text:p text:style-name="P3"/>
      <text:p text:style-name="P3"/>
      <text:p text:style-name="P3"><text:soft-page-break/>A relação <text:tab/><text:tab/><text:tab/> no receptor é dada por:</text:p>
      <text:p text:style-name="P3"/>
      <text:p text:style-name="P3"/>
      <text:p text:style-name="P3"/>
      <text:p text:style-name="P3">Substituindo os valores:</text:p>
      <text:p text:style-name="P3"/>
      <text:p text:style-name="P3"/>
      <text:p text:style-name="P3"/>
      <text:p text:style-name="P3"/>
      <text:p text:style-name="P3"/>
      <text:p text:style-name="P3"/>
      <text:p text:style-name="P3">Logo,</text:p>
      <text:p text:style-name="P3"/>
      <text:p text:style-name="P6"><text:span text:style-name="T4">O que é um valor </text:span><text:span text:style-name="Strong_20_Emphasis"><text:span text:style-name="T4">extremamente alto</text:span></text:span><text:span text:style-name="T4">, indicando que o sistema precisa de melhorias para operar eficientemente.</text:span></text:p>
      <text:p text:style-name="P1" loext:marker-style-name="T1"><text:span text:style-name="T1"/></text:p>
      <text:p text:style-name="P1" loext:marker-style-name="T1"><text:span text:style-name="T1">3) A mesma coisa da questão anterior considerando que o sistema emprega QPSK com demodulação não coerente.</text:span></text:p>
      <text:p text:style-name="P1" loext:marker-style-name="T1"><text:span text:style-name="T1"/></text:p>
      <text:h text:style-name="P2" text:outline-level="3" loext:marker-style-name="T1"><text:span text:style-name="Strong_20_Emphasis"><text:span text:style-name="T3">3) Mesma análise para QPSK não coerente</text:span></text:span></text:h>
      <text:p text:style-name="Text_20_body"><text:span text:style-name="T4">Para QPSK não coerente, a relação <text:tab/><text:tab/><text:tab/></text:span><text:span text:style-name="Strong_20_Emphasis"><text:span text:style-name="T4"> necessária</text:span></text:span><text:span text:style-name="T4"> para </text:span></text:p>
      <text:p text:style-name="Text_20_body"><text:span text:style-name="T4"/></text:p>
      <text:p text:style-name="P3">Usamos a mesma equação anterior, alterando o valor de <text:tab/><text:tab/><text:tab/>:</text:p>
      <text:p text:style-name="P3"/>
      <text:p text:style-name="P3"/>
      <text:p text:style-name="P3">O que também é um valor muito alto.</text:p>
      <text:p text:style-name="P8" loext:marker-style-name="T1"><text:span text:style-name="T1"/></text:p>
      <text:p text:style-name="P1" loext:marker-style-name="T1"><text:span text:style-name="T1">4) Seja um sistema de comunicação formado por duas estações terrestres 1 e 2. A estação 1 transmite via satélite dados para a estação 2. Calcule a largura de banda máxima do sinal transmitido de forma que a TEB total seja menos que 10</text:span><text:span text:style-name="T5">-6 </text:span><text:span text:style-name="T1">erros/bit. Sabendo-se que : EIRP para cada portadora no enlace de subida = 46dBW, atenuação no enlace de subida = 199dB, fator de mérito do satélite = -8dB, EIRP para cada portadora no enlace de descida = 18dBW, atenuação no enlace de descida = 196dB, fator de mérito da estação terrestre = 20dB. Sabese igualmente que o sistema usa modulação MSK não coerente e emprega um transponder repetidor.</text:span></text:p>
      <text:p text:style-name="P1" loext:marker-style-name="T1"><text:span text:style-name="T1"/></text:p>
      <text:h text:style-name="P2" text:outline-level="3" loext:marker-style-name="T1"><text:span text:style-name="Strong_20_Emphasis"><text:span text:style-name="T3">4) Largura de banda máxima para TEB &lt; </text:span></text:span></text:h>
      <text:p text:style-name="Text_20_body"><text:span text:style-name="T4">A relação </text:span><text:span text:style-name="Strong_20_Emphasis"><text:span text:style-name="T4">C/N total</text:span></text:span><text:span text:style-name="T4"> é dada por:</text:span></text:p>
      <text:p text:style-name="P3"><text:soft-page-break/></text:p>
      <text:p text:style-name="P3"/>
      <text:p text:style-name="P3"/>
      <text:p text:style-name="P3">Calculamos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ara MSK, queremos <text:tab/><text:tab/><text:tab/><text:tab/><text:tab/><text:tab/><text:tab/><text:tab/>:</text:p>
      <text:p text:style-name="P3"/>
      <text:p text:style-name="Text_20_body"><text:span text:style-name="T4">Resolvendo para </text:span><text:span text:style-name="Strong_20_Emphasis"><text:span text:style-name="T4">B</text:span></text:span><text:span text:style-name="T4">:</text:span></text:p>
      <text:p text:style-name="P3"/>
      <text:p text:style-name="P3"/>
      <text:p text:style-name="Text_20_body"><text:span text:style-name="T4">Portanto, </text:span><text:span text:style-name="Strong_20_Emphasis"><text:span text:style-name="T4">a largura de banda máxima é aproximadamente 2.4 MHz para atingir a TEB desejada</text:span></text:span><text:span text:style-name="T4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9T16:06:08.971000000</meta:creation-date>
    <meta:generator>LibreOffice/24.8.4.2$Windows_X86_64 LibreOffice_project/bb3cfa12c7b1bf994ecc5649a80400d06cd71002</meta:generator>
    <dc:date>2025-01-29T16:49:54.658000000</dc:date>
    <meta:editing-duration>PT13M41S</meta:editing-duration>
    <meta:editing-cycles>4</meta:editing-cycles>
    <meta:document-statistic meta:table-count="0" meta:image-count="0" meta:object-count="0" meta:page-count="4" meta:paragraph-count="43" meta:word-count="625" meta:character-count="3565" meta:non-whitespace-character-count="2952"/>
  </office:meta>
</office:document-meta>
</file>